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9634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2.6972in"/>
    </style:style>
    <style:style style:name="co5" style:family="table-column">
      <style:table-column-properties fo:break-before="auto" style:column-width="5.6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table:number-columns-repeated="2"/>
          <table:table-cell office:value-type="string" calcext:value-type="string">
            <text:p>16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table:number-columns-repeated="2"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CC 100NF+-10%50V X7R 1206 |CC 0007.5237.00/VITRAMON VJ 1206 Y 104 K XAT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CC 100NF+-10%50V X7R 1206 [CC 0007.5237.00)VITRAMON VJ 1206 Y 104 K XAT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 office:value-type="string" calcext:value-type="string">
            <text:p>CE 47UF+-20%50V RM2,5 |CE 0008.7479.Q0}PANASONIC ECA1 HFG 470 I</text:p>
          </table:table-cell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CC 100NF+-10%50V X7R 1206 |CC 0007.5237.00)VITRAMON VJ 1206 Y 104 K XAT</text:p>
          </table:table-cell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CC 100NF+-10%50V X7R 1206 |CC 0007.5237.00/VITRAMON VJ 1206 Y 104 K XAT</text:p>
          </table:table-cell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/>
        </table:table-row>
        <table:table-row table:style-name="ro1">
          <table:table-cell office:value-type="string" calcext:value-type="string">
            <text:p>C400</text:p>
          </table:table-cell>
          <table:table-cell table:number-columns-repeated="6"/>
          <table:table-cell office:value-type="string" calcext:value-type="string">
            <text:p>CC 3,9PF+-0,25PF50V NPO CC 0007 .8207.00|VITRAMON VJ1206 A 3R9 C AT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table:number-columns-repeated="6"/>
          <table:table-cell office:value-type="string" calcext:value-type="string">
            <text:p>CC 3,9PF+-0, 25PF50V NPO CC 0007 .8207 .00|VITRAMON VJ1206 A 3RQ9 C AT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table:number-columns-repeated="6"/>
          <table:table-cell office:value-type="string" calcext:value-type="string">
            <text:p>CK 330NF+-1%160V RD8BX19 . 1893.00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table:number-columns-repeated="6"/>
          <table:table-cell office:value-type="string" calcext:value-type="string">
            <text:p>CK 33NF +-1% 63V RMS KP |CK 0007.7681.00|WIMA FKP 2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table:number-columns-repeated="6"/>
          <table:table-cell office:value-type="string" calcext:value-type="string">
            <text:p>CK 2,2NF +-1% 100V RMS KP |CK 0007.7617.00|WIMA FKP 2</text:p>
          </table:table-cell>
        </table:table-row>
        <table:table-row table:style-name="ro1">
          <table:table-cell office:value-type="string" calcext:value-type="string">
            <text:p>C405</text:p>
          </table:table-cell>
          <table:table-cell table:number-columns-repeated="6"/>
          <table:table-cell office:value-type="string" calcext:value-type="string">
            <text:p>CC 560PF+-1%50V NPO 1206 CC 0007 .3186.00|VITRAMON VJ1206 A 561 F AT</text:p>
          </table:table-cell>
        </table:table-row>
        <table:table-row table:style-name="ro1">
          <table:table-cell office:value-type="string" calcext:value-type="string">
            <text:p>C406</text:p>
          </table:table-cell>
          <table:table-cell table:number-columns-repeated="6"/>
          <table:table-cell office:value-type="string" calcext:value-type="string">
            <text:p>CC 100NF+-10%50V X7R 1206 |CC 0007.5237.00|VITRAMON VJ 1206 Y 104 K XAT</text:p>
          </table:table-cell>
        </table:table-row>
        <table:table-row table:style-name="ro1">
          <table:table-cell office:value-type="string" calcext:value-type="string">
            <text:p>C414</text:p>
          </table:table-cell>
          <table:table-cell table:number-columns-repeated="6"/>
          <table:table-cell office:value-type="string" calcext:value-type="string">
            <text:p>CE 220UF+-20%35V RMS |CE 0008.7904.00|PANASONIC ECA-1VFG221BQ</text:p>
          </table:table-cell>
        </table:table-row>
        <table:table-row table:style-name="ro1">
          <table:table-cell office:value-type="string" calcext:value-type="string">
            <text:p>C415</text:p>
          </table:table-cell>
          <table:table-cell table:number-columns-repeated="6"/>
          <table:table-cell office:value-type="string" calcext:value-type="string">
            <text:p>CC 330PF+-1%50V NPO 1206 CC 0099 .8873.00|VITRAMON VJ1206 A 331 F AT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table:number-columns-repeated="6"/>
          <table:table-cell office:value-type="string" calcext:value-type="string">
            <text:p>CTY 13PF TAUCHTR.RD7X12 CT 0092.4266.00|TEKELEC AT 5401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table:number-columns-repeated="6"/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02</text:p>
          </table:table-cell>
          <table:table-cell table:number-columns-repeated="6"/>
          <table:table-cell office:value-type="string" calcext:value-type="string">
            <text:p>CC 33PF+~1%50V NPO 1206 CC 0099.8780.00|VITRAMON VJ1206 A330F AT</text:p>
          </table:table-cell>
        </table:table-row>
        <table:table-row table:style-name="ro1">
          <table:table-cell office:value-type="string" calcext:value-type="string">
            <text:p>C503</text:p>
          </table:table-cell>
          <table:table-cell table:number-columns-repeated="6"/>
          <table:table-cell office:value-type="string" calcext:value-type="string">
            <text:p>CC 4,7PF+-0, 25PFSOV NPO CC 0007 .8213.00|VITRAMON VJ1206 A 4R7 C AT</text:p>
          </table:table-cell>
        </table:table-row>
        <table:table-row table:style-name="ro1">
          <table:table-cell office:value-type="string" calcext:value-type="string">
            <text:p>C504</text:p>
          </table:table-cell>
          <table:table-cell table:number-columns-repeated="6"/>
          <table:table-cell office:value-type="string" calcext:value-type="string">
            <text:p>CK 1,ONF +-1% 100V RMS KP jCK 0007.7598.00|WIMA FKP 2</text:p>
          </table:table-cell>
        </table:table-row>
        <table:table-row table:style-name="ro1">
          <table:table-cell office:value-type="string" calcext:value-type="string">
            <text:p>C505</text:p>
          </table:table-cell>
          <table:table-cell table:number-columns-repeated="6"/>
          <table:table-cell office:value-type="string" calcext:value-type="string">
            <text:p>CC 33PF+-1%50V NPO 1206 CC 0099 .8780.00|VITRAMON VJ1206 A33OF AT</text:p>
          </table:table-cell>
        </table:table-row>
        <table:table-row table:style-name="ro1">
          <table:table-cell office:value-type="string" calcext:value-type="string">
            <text:p>C506</text:p>
          </table:table-cell>
          <table:table-cell table:number-columns-repeated="6"/>
          <table:table-cell office:value-type="string" calcext:value-type="string">
            <text:p>CC 100NF+-10%50V X7R 1206 |CC 0007.5237.00}VITRAMON VJ 1206 Y 104 K XAT</text:p>
          </table:table-cell>
        </table:table-row>
        <table:table-row table:style-name="ro1">
          <table:table-cell office:value-type="string" calcext:value-type="string">
            <text:p>C507</text:p>
          </table:table-cell>
          <table:table-cell table:number-columns-repeated="6"/>
          <table:table-cell office:value-type="string" calcext:value-type="string">
            <text:p>CC 100NF+-10%50V X7R 1206 |CC 0007.5237.00}VITRAMON VJ 1206 Y 104 K XAT</text:p>
          </table:table-cell>
        </table:table-row>
        <table:table-row table:style-name="ro1">
          <table:table-cell office:value-type="string" calcext:value-type="string">
            <text:p>C508</text:p>
          </table:table-cell>
          <table:table-cell table:number-columns-repeated="6"/>
          <table:table-cell office:value-type="string" calcext:value-type="string">
            <text:p>CE 10UF+-20%50V RM2,5 {CE 0008.7427.O0}PHILIPS CO 2222 116 11109</text:p>
          </table:table-cell>
        </table:table-row>
        <table:table-row table:style-name="ro1">
          <table:table-cell office:value-type="string" calcext:value-type="string">
            <text:p>C509</text:p>
          </table:table-cell>
          <table:table-cell table:number-columns-repeated="6"/>
          <table:table-cell office:value-type="string" calcext:value-type="string">
            <text:p>CC 3,3NF+-10%50V X7R 1206 |CC 0099.8909.00|VITRAMON VJ1206 Y 332 KXAT</text:p>
          </table:table-cell>
        </table:table-row>
        <table:table-row table:style-name="ro1">
          <table:table-cell office:value-type="string" calcext:value-type="string">
            <text:p>C510</text:p>
          </table:table-cell>
          <table:table-cell table:number-columns-repeated="6"/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12</text:p>
          </table:table-cell>
          <table:table-cell table:number-columns-repeated="6"/>
          <table:table-cell office:value-type="string" calcext:value-type="string">
            <text:p>CK 150NF+-5%63VRD3,5HSMKT |CK 0099.2946.00;WIMA MKS2</text:p>
          </table:table-cell>
        </table:table-row>
        <table:table-row table:style-name="ro1">
          <table:table-cell office:value-type="string" calcext:value-type="string">
            <text:p>C515</text:p>
          </table:table-cell>
          <table:table-cell table:number-columns-repeated="6"/>
          <table:table-cell office:value-type="string" calcext:value-type="string">
            <text:p>CC 100NF+-10%50V X7R 1206 {CC 0007.5237.00|VITRAMON VJ 1206 Y 104 K XAT</text:p>
          </table:table-cell>
        </table:table-row>
        <table:table-row table:style-name="ro1">
          <table:table-cell office:value-type="string" calcext:value-type="string">
            <text:p>C516</text:p>
          </table:table-cell>
          <table:table-cell table:number-columns-repeated="6"/>
          <table:table-cell office:value-type="string" calcext:value-type="string">
            <text:p>CC 100NF+-10%50V X7R 1206 |CC 0007.5237.00}VITRAMON VJ 1206 Y 104 K XAT</text:p>
          </table:table-cell>
        </table:table-row>
        <table:table-row table:style-name="ro1">
          <table:table-cell office:value-type="string" calcext:value-type="string">
            <text:p>C517</text:p>
          </table:table-cell>
          <table:table-cell table:number-columns-repeated="6"/>
          <table:table-cell office:value-type="string" calcext:value-type="string">
            <text:p>CC 100NF+-10%50V X7R 1206 |CC 0007.5237.00]VITRAMON VJ 1206 Y 104 K XAT</text:p>
          </table:table-cell>
        </table:table-row>
        <table:table-row table:style-name="ro1">
          <table:table-cell office:value-type="string" calcext:value-type="string">
            <text:p>C518</text:p>
          </table:table-cell>
          <table:table-cell table:number-columns-repeated="6"/>
          <table:table-cell office:value-type="string" calcext:value-type="string">
            <text:p>CC 100NF+-10%50V X7R 1206 |CC 0007.5237.00)VITRAMON VJ 1206 Y 104 K XAT</text:p>
          </table:table-cell>
        </table:table-row>
        <table:table-row table:style-name="ro1">
          <table:table-cell office:value-type="string" calcext:value-type="string">
            <text:p>C519</text:p>
          </table:table-cell>
          <table:table-cell table:number-columns-repeated="6"/>
          <table:table-cell office:value-type="string" calcext:value-type="string">
            <text:p>CE 1Q00UF+-20%25V RM2.5 CE 0008.7891.00/PANASONIC ECA~1EFG101I</text:p>
          </table:table-cell>
        </table:table-row>
        <table:table-row table:style-name="ro1">
          <table:table-cell office:value-type="string" calcext:value-type="string">
            <text:p>C520</text:p>
          </table:table-cell>
          <table:table-cell table:number-columns-repeated="6"/>
          <table:table-cell office:value-type="string" calcext:value-type="string">
            <text:p>CC 27PF+-1%50V NPO 1206 CC 0099.8409.00 | VITRAMON VJ1206A 270F FA</text:p>
          </table:table-cell>
        </table:table-row>
        <table:table-row table:style-name="ro1">
          <table:table-cell office:value-type="string" calcext:value-type="string">
            <text:p>C521</text:p>
          </table:table-cell>
          <table:table-cell table:number-columns-repeated="6"/>
          <table:table-cell office:value-type="string" calcext:value-type="string">
            <text:p>CC 8,2PF+-0,25PF50V NPO CC 0007 .8242.00|VITRAMON VJ1206 A 8R2 C AT</text:p>
          </table:table-cell>
        </table:table-row>
        <table:table-row table:style-name="ro1">
          <table:table-cell office:value-type="string" calcext:value-type="string">
            <text:p>C522</text:p>
          </table:table-cell>
          <table:table-cell table:number-columns-repeated="6"/>
          <table:table-cell office:value-type="string" calcext:value-type="string">
            <text:p>CC 1PF+-0,25PFS50V NPO1206 |CC 0099.8667.00|VITRAMON VJ1206 A 1RO C AT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number-columns-repeated="6"/>
          <table:table-cell office:value-type="string" calcext:value-type="string">
            <text:p>BL PC74HCT86T 4X2IN.EXOR |BL 0007.6291.O00;PHILIPS SE 74HCT86D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number-columns-repeated="6"/>
          <table:table-cell office:value-type="string" calcext:value-type="string">
            <text:p>BL PC74HCT4094T 8ST.SHREG |BL O0007.6885.00/PHILIPS-CO PC74HCT4094T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number-columns-repeated="6"/>
          <table:table-cell office:value-type="string" calcext:value-type="string">
            <text:p>BJ DAC8143 1X12B-DAC 1012.9510.00 | PMI DACB143FS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6"/>
          <table:table-cell office:value-type="string" calcext:value-type="string">
            <text:p>BL PC74HCT165T 8B SHREG BL 0007.5408.O00/PHILIPS SE 74HCT165D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table:number-columns-repeated="6"/>
          <table:table-cell office:value-type="string" calcext:value-type="string">
            <text:p>BJ DACB143 1X 12B-DAC 1012.9510.00 | PMI DAC8143FS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table:number-columns-repeated="6"/>
          <table:table-cell office:value-type="string" calcext:value-type="string">
            <text:p>BL PC74HCT4094T 8ST.SHREG {BL 0007.6885.00;)PHILIPS-CO PC74HCT4094T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table:number-columns-repeated="6"/>
          <table:table-cell office:value-type="string" calcext:value-type="string">
            <text:p>BJ DAC8143 1X12B-DAC 1012.9510.00 | PMI DAC8143FS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table:number-columns-repeated="6"/>
          <table:table-cell office:value-type="string" calcext:value-type="string">
            <text:p>BJ DAC8143 1X12B-DAC 1012.9510.00/PMI DAC8143FS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table:number-columns-repeated="6"/>
          <table:table-cell office:value-type="string" calcext:value-type="string">
            <text:p>BL PC74HCT4094T 8ST.SHREG |BL 0007.6885.00|}PHILIPS-CO PC74HCT4094T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table:number-columns-repeated="6"/>
          <table:table-cell office:value-type="string" calcext:value-type="string">
            <text:p>BL PC74HC132T 4XSCHMITT T |BL 0520.7811.O00}PHILIPS SE 74HC132D</text:p>
          </table:table-cell>
        </table:table-row>
        <table:table-row table:style-name="ro1">
          <table:table-cell office:value-type="string" calcext:value-type="string">
            <text:p>D5]</text:p>
          </table:table-cell>
          <table:table-cell table:number-columns-repeated="6"/>
          <table:table-cell office:value-type="string" calcext:value-type="string">
            <text:p>BO MC1595L MULTIPLIER BO 0451.4365.00|MOTOROLA MC1595L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6"/>
          <table:table-cell office:value-type="string" calcext:value-type="string">
            <text:p>VL EINPRESSSTIFT L=6,8 VL 0010.7250.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6"/>
          <table:table-cell office:value-type="string" calcext:value-type="string">
            <text:p>VL EINPRESSSTIFT L=6,8 VL 0010.7250.00)} AMP 1-928776-5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6"/>
          <table:table-cell office:value-type="string" calcext:value-type="string">
            <text:p>VL EINPRESSSTIFT L=6,8 VL 0010.7250.00 | AMP 1-928776-5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6"/>
          <table:table-cell office:value-type="string" calcext:value-type="string">
            <text:p>VL EINPRESSSTIFT L=6,8 VL 0010.7250.00]AMP 1-928776-5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6"/>
          <table:table-cell office:value-type="string" calcext:value-type="string">
            <text:p>VL EINPRESSSTIFT L=6,8 VL 0010.7250.00 | AMP 1-928776-5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table:number-columns-repeated="6"/>
          <table:table-cell office:value-type="string" calcext:value-type="string">
            <text:p>RG 10 KOHM+-1%TK100 1206 |RG 0007.0793.00| DALE CRCW1206-10 10K F-T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table:number-columns-repeated="6"/>
          <table:table-cell office:value-type="string" calcext:value-type="string">
            <text:p>RG 10 KOHM+-1%TK100 1206 |RG 0007.0793.00/0ALE CRCW1206-10 10K F-T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table:number-columns-repeated="6"/>
          <table:table-cell office:value-type="string" calcext:value-type="string">
            <text:p>RG 10 KOHM+-1%TK100 1206 |RG 0007.0793.00/DALE CRCW1206-10 10K F-T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table:number-columns-repeated="6"/>
          <table:table-cell office:value-type="string" calcext:value-type="string">
            <text:p>RG 10,0 OHM+-1%TK100 1206 |RG 0006.8649.00|DALE CRCW1206-10 10R F-T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table:number-columns-repeated="6"/>
          <table:table-cell office:value-type="string" calcext:value-type="string">
            <text:p>RG 10,0 OHM+-1%TK100 1206 |RG 0006.8649.00/DALE CRCW1206-10 10R F-T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table:number-columns-repeated="6"/>
          <table:table-cell office:value-type="string" calcext:value-type="string">
            <text:p>RG 10,0 OHM+~-1%TK100 1206 |RG O006.8649.00| DALE CRCW1206-10 10R F-T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table:number-columns-repeated="6"/>
          <table:table-cell office:value-type="string" calcext:value-type="string">
            <text:p>RG 1000 OHM+-1%TK100 1206 jRG O006.7271.00/DALE CRCW1206-10 1K F-T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table:number-columns-repeated="6"/>
          <table:table-cell office:value-type="string" calcext:value-type="string">
            <text:p>RG 47,5 OHM+~-1%TK100 1206 {RG 0007.5566.00)DALE CRCW1206-10 47R5 F-T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table:number-columns-repeated="6"/>
          <table:table-cell office:value-type="string" calcext:value-type="string">
            <text:p>RL O,35W5,O5KOHM+-0,1%T25 |RL 0084.2497.00/DRALORIC SMA0207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table:number-columns-repeated="6"/>
          <table:table-cell office:value-type="string" calcext:value-type="string">
            <text:p>RG 511 KOHM+-1%TK100 1206 |)RG 0007.6085.00|DALE CRCW1206-10 511K F-T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table:number-columns-repeated="6"/>
          <table:table-cell office:value-type="string" calcext:value-type="string">
            <text:p>RL 0O,35W10,OKOHM+-0,1%T25 |RL 0084.3064.00/DRALORIC SMAO207/ 10K-B-E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table:number-columns-repeated="6"/>
          <table:table-cell office:value-type="string" calcext:value-type="string">
            <text:p>RL O,35W20, OKOHM+-0, 1%T25 |RL 0084.3641.00/DRALORIC SMA0207/20, OK~-B-E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table:number-columns-repeated="6"/>
          <table:table-cell office:value-type="string" calcext:value-type="string">
            <text:p>RL 0,35W38, 8KOHM+-0,1%T25 {RL 0084.4190.00/DRALORIC SMAO207</text:p>
          </table:table-cell>
        </table:table-row>
        <table:table-row table:style-name="ro1">
          <table:table-cell office:value-type="string" calcext:value-type="string">
            <text:p>R305</text:p>
          </table:table-cell>
          <table:table-cell table:number-columns-repeated="6"/>
          <table:table-cell office:value-type="string" calcext:value-type="string">
            <text:p>RG 1,21KOHM+-1%TK100 1206 |RG O006.9968.00/DALE CRCW1206-10 1K21 F-T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table:number-columns-repeated="6"/>
          <table:table-cell office:value-type="string" calcext:value-type="string">
            <text:p>RL 0,35W41, 7KOHM+-0, 1%T25 |RL 0084.4254.00}DRALORIC SMA0207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table:number-columns-repeated="6"/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table:number-columns-repeated="6"/>
          <table:table-cell office:value-type="string" calcext:value-type="string">
            <text:p>RL 0O,35W41, 7KOHM+-0, 1%T25 |RL 0084.4254.00/DRALORIC SMA0207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table:number-columns-repeated="6"/>
          <table:table-cell office:value-type="string" calcext:value-type="string">
            <text:p>RG 1,OMOHM+-1%TK100 1206 |RG 0815.7532.00|DALE CRCW1206-10 1M F~T</text:p>
          </table:table-cell>
        </table:table-row>
        <table:table-row table:style-name="ro1">
          <table:table-cell office:value-type="string" calcext:value-type="string">
            <text:p>R310</text:p>
          </table:table-cell>
          <table:table-cell table:number-columns-repeated="6"/>
          <table:table-cell office:value-type="string" calcext:value-type="string">
            <text:p>RG 1000 OHM+-1%TK100 1206 {RG 0006.7271.00|DALE CRCW1206-10 1K F-T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table:number-columns-repeated="6"/>
          <table:table-cell office:value-type="string" calcext:value-type="string">
            <text:p>RG 1000 OHM+-1%TK100 1206 jRG 0006.7271.00]DALE CRCW1206-10 1K F-T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table:number-columns-repeated="6"/>
          <table:table-cell office:value-type="string" calcext:value-type="string">
            <text:p>RG 15,OKOHM+-1%TK100 1206 |RG 0007.5843.00|DALE CRCW1206-10 15K F-T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table:number-columns-repeated="6"/>
          <table:table-cell office:value-type="string" calcext:value-type="string">
            <text:p>RG 1000 OHM+-1%TK100 1206 |RG 0006.7271.00}DALE CRCW1206-10 1K F-T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table:number-columns-repeated="6"/>
          <table:table-cell office:value-type="string" calcext:value-type="string">
            <text:p>RG 1OOKOHM+~1%TK100 1206 |RG 0007. 1948.00)DALE CRCW1206-10 100K F-T</text:p>
          </table:table-cell>
        </table:table-row>
        <table:table-row table:style-name="ro1">
          <table:table-cell office:value-type="string" calcext:value-type="string">
            <text:p>R327</text:p>
          </table:table-cell>
          <table:table-cell table:number-columns-repeated="6"/>
          <table:table-cell office:value-type="string" calcext:value-type="string">
            <text:p>RG 10 KOHM+-1%TK100 1206 |RG 0007.0793.00]DALE CRCW1206~10 10K F-T</text:p>
          </table:table-cell>
        </table:table-row>
        <table:table-row table:style-name="ro1">
          <table:table-cell office:value-type="string" calcext:value-type="string">
            <text:p>R328</text:p>
          </table:table-cell>
          <table:table-cell table:number-columns-repeated="6"/>
          <table:table-cell office:value-type="string" calcext:value-type="string">
            <text:p>RG 10 KOHM+-1%TK100 1206 {RG 0007.0793.00|DALE CRCW1206-10 10K F-T</text:p>
          </table:table-cell>
        </table:table-row>
        <table:table-row table:style-name="ro1">
          <table:table-cell office:value-type="string" calcext:value-type="string">
            <text:p>R329</text:p>
          </table:table-cell>
          <table:table-cell table:number-columns-repeated="6"/>
          <table:table-cell office:value-type="string" calcext:value-type="string">
            <text:p>RG 10 KOHM+-1%TK100 1206 {RG 0007 .0793.00;DALE CRCW1206-10 10K F-T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table:number-columns-repeated="6"/>
          <table:table-cell office:value-type="string" calcext:value-type="string">
            <text:p>RG 15,OKOHM+-1%TK100 1206 |RG 0007 .5843.00|DALE CRCW1206-10 15K F-T</text:p>
          </table:table-cell>
        </table:table-row>
        <table:table-row table:style-name="ro1">
          <table:table-cell office:value-type="string" calcext:value-type="string">
            <text:p>R331</text:p>
          </table:table-cell>
          <table:table-cell table:number-columns-repeated="6"/>
          <table:table-cell office:value-type="string" calcext:value-type="string">
            <text:p>RG 15,QKOHM+-1%TK100 1206 | RG 0007 .5843.00)DALE CRCW1206-10 15K F-T</text:p>
          </table:table-cell>
        </table:table-row>
        <table:table-row table:style-name="ro1">
          <table:table-cell office:value-type="string" calcext:value-type="string">
            <text:p>R332</text:p>
          </table:table-cell>
          <table:table-cell table:number-columns-repeated="6"/>
          <table:table-cell office:value-type="string" calcext:value-type="string">
            <text:p>RG 15,QKOHM+-1%TK100 1206 | RG 0007 .5843.00|DALE CRCW1206-10 15K F-T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table:number-columns-repeated="6"/>
          <table:table-cell office:value-type="string" calcext:value-type="string">
            <text:p>RG 7,5KOHM+~-1%TK100 1206 [RG 0007.0764.00/DALE CRCW1206-10 7K50 F-T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table:number-columns-repeated="6"/>
          <table:table-cell office:value-type="string" calcext:value-type="string">
            <text:p>RG 7,5KOHM+-1%TK100 1206 |RG 0007.0764.00;DALE CRCW1206-10 7K50 F-T</text:p>
          </table:table-cell>
        </table:table-row>
        <table:table-row table:style-name="ro1">
          <table:table-cell office:value-type="string" calcext:value-type="string">
            <text:p>R335</text:p>
          </table:table-cell>
          <table:table-cell table:number-columns-repeated="6"/>
          <table:table-cell office:value-type="string" calcext:value-type="string">
            <text:p>RG 1OOKOHM+-1%TK100 1206 |RG 0007. 1948.00 )|DALE CRCW1206-10 100K F-T</text:p>
          </table:table-cell>
        </table:table-row>
        <table:table-row table:style-name="ro1">
          <table:table-cell office:value-type="string" calcext:value-type="string">
            <text:p>R336</text:p>
          </table:table-cell>
          <table:table-cell table:number-columns-repeated="6"/>
          <table:table-cell office:value-type="string" calcext:value-type="string">
            <text:p>RG 1O0KOHM+-1%TK100 1206 |RG 0007. 1948.00)DALE CRCW1206-10 100K F-T</text:p>
          </table:table-cell>
        </table:table-row>
        <table:table-row table:style-name="ro1">
          <table:table-cell office:value-type="string" calcext:value-type="string">
            <text:p>R337</text:p>
          </table:table-cell>
          <table:table-cell table:number-columns-repeated="6"/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338</text:p>
          </table:table-cell>
          <table:table-cell table:number-columns-repeated="6"/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table:number-columns-repeated="6"/>
          <table:table-cell office:value-type="string" calcext:value-type="string">
            <text:p>RL O,35W4,75KOHM+-0,1%T25 |RL 0084.2445.00|DRALORIC SMA/207/4, 75K-B-E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table:number-columns-repeated="6"/>
          <table:table-cell office:value-type="string" calcext:value-type="string">
            <text:p>RL 0,35W4,75KOHM+-0,1%T25 |RL 0084.2445.00 | DRALORIC SMA/207/4, 75K-B-E</text:p>
          </table:table-cell>
        </table:table-row>
        <table:table-row table:style-name="ro1">
          <table:table-cell office:value-type="string" calcext:value-type="string">
            <text:p>R341</text:p>
          </table:table-cell>
          <table:table-cell table:number-columns-repeated="6"/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342</text:p>
          </table:table-cell>
          <table:table-cell table:number-columns-repeated="6"/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343</text:p>
          </table:table-cell>
          <table:table-cell table:number-columns-repeated="6"/>
          <table:table-cell office:value-type="string" calcext:value-type="string">
            <text:p>RG 121KOHM+-1%TK100 1206 |RG 0007.1960.00)DALE CRCW1206-10 121K F-T</text:p>
          </table:table-cell>
        </table:table-row>
        <table:table-row table:style-name="ro1">
          <table:table-cell office:value-type="string" calcext:value-type="string">
            <text:p>R344</text:p>
          </table:table-cell>
          <table:table-cell table:number-columns-repeated="6"/>
          <table:table-cell office:value-type="string" calcext:value-type="string">
            <text:p>RG 100 OHM+-1%TK100 1206 |RG 0006.8884.00)DALE CRCW1206-10 100R F-T</text:p>
          </table:table-cell>
        </table:table-row>
        <table:table-row table:style-name="ro1">
          <table:table-cell office:value-type="string" calcext:value-type="string">
            <text:p>R345</text:p>
          </table:table-cell>
          <table:table-cell table:number-columns-repeated="6"/>
          <table:table-cell office:value-type="string" calcext:value-type="string">
            <text:p>RG 47,5KOHM+-1%TK100 1206 {RG 0007 .5950.00) DALE CRCW1206-10 47K5 F-T</text:p>
          </table:table-cell>
        </table:table-row>
        <table:table-row table:style-name="ro1">
          <table:table-cell office:value-type="string" calcext:value-type="string">
            <text:p>R346</text:p>
          </table:table-cell>
          <table:table-cell table:number-columns-repeated="6"/>
          <table:table-cell office:value-type="string" calcext:value-type="string">
            <text:p>RG 100 OHM+-1%TK100 1206 |RG O006.8884.00/ DALE CRCW1206-10 100R F-T</text:p>
          </table:table-cell>
        </table:table-row>
        <table:table-row table:style-name="ro1">
          <table:table-cell office:value-type="string" calcext:value-type="string">
            <text:p>R347</text:p>
          </table:table-cell>
          <table:table-cell table:number-columns-repeated="6"/>
          <table:table-cell office:value-type="string" calcext:value-type="string">
            <text:p>RG 100 OHM+-1%TK100 1206 |RG O006.8884.00/ DALE CRCW1206-10 100R F-T</text:p>
          </table:table-cell>
        </table:table-row>
        <table:table-row table:style-name="ro1">
          <table:table-cell office:value-type="string" calcext:value-type="string">
            <text:p>R348</text:p>
          </table:table-cell>
          <table:table-cell table:number-columns-repeated="6"/>
          <table:table-cell office:value-type="string" calcext:value-type="string">
            <text:p>RG 100 OHM+-1%TK100 1206 |RG 0006.8884.00/DALE CRCW1206-10 100R F-T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table:number-columns-repeated="6"/>
          <table:table-cell office:value-type="string" calcext:value-type="string">
            <text:p>RL 0O,35W5,O5KOHM+-0, 1%T25 |RL 0084.2497.00/DRALORIC SMAO207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table:number-columns-repeated="6"/>
          <table:table-cell office:value-type="string" calcext:value-type="string">
            <text:p>RG 511 KOHM+~1%TK100 1206 |RG 0007.6085.00|DALE CRCW1206~-10 511K FrT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table:number-columns-repeated="6"/>
          <table:table-cell office:value-type="string" calcext:value-type="string">
            <text:p>RL O,35W10,OKOHM+-0, 1%T25 |RL 0084.3064.00|DRALORIC SMA0207/ 10K-B-E</text:p>
          </table:table-cell>
        </table:table-row>
        <table:table-row table:style-name="ro1">
          <table:table-cell office:value-type="string" calcext:value-type="string">
            <text:p>R403</text:p>
          </table:table-cell>
          <table:table-cell table:number-columns-repeated="6"/>
          <table:table-cell office:value-type="string" calcext:value-type="string">
            <text:p>RL O,35W20, OKOHM+-0,1%T25 |RL 0084.3641.00)DRALORIC SMA0207/20, OK-B-E</text:p>
          </table:table-cell>
        </table:table-row>
        <table:table-row table:style-name="ro1">
          <table:table-cell office:value-type="string" calcext:value-type="string">
            <text:p>R404</text:p>
          </table:table-cell>
          <table:table-cell table:number-columns-repeated="6"/>
          <table:table-cell office:value-type="string" calcext:value-type="string">
            <text:p>RL O,35W38, 8KOHM+-0,1%T25 |RL 0084.4190.00]DRALGRIC SMA0207</text:p>
          </table:table-cell>
        </table:table-row>
        <table:table-row table:style-name="ro1">
          <table:table-cell office:value-type="string" calcext:value-type="string">
            <text:p>R405</text:p>
          </table:table-cell>
          <table:table-cell table:number-columns-repeated="6"/>
          <table:table-cell office:value-type="string" calcext:value-type="string">
            <text:p>RG 1,21KOHM+-1%TK100 1206 {RG 0006.9968.00/DALE CRCW1206-10 1K21 F-T</text:p>
          </table:table-cell>
        </table:table-row>
        <table:table-row table:style-name="ro1">
          <table:table-cell office:value-type="string" calcext:value-type="string">
            <text:p>R406</text:p>
          </table:table-cell>
          <table:table-cell table:number-columns-repeated="6"/>
          <table:table-cell office:value-type="string" calcext:value-type="string">
            <text:p>RL O,35W41,7KOHM+-O,1%T25 |RL 00B4.4254.00]DRALORIC SMAO207</text:p>
          </table:table-cell>
        </table:table-row>
        <table:table-row table:style-name="ro1">
          <table:table-cell office:value-type="string" calcext:value-type="string">
            <text:p>R407</text:p>
          </table:table-cell>
          <table:table-cell table:number-columns-repeated="6"/>
          <table:table-cell office:value-type="string" calcext:value-type="string">
            <text:p>RG 1,OMOHM+-1%TK100 1206 |RG 0815.7532.00/DALE CRCW1206-10 1M F-T</text:p>
          </table:table-cell>
        </table:table-row>
        <table:table-row table:style-name="ro1">
          <table:table-cell office:value-type="string" calcext:value-type="string">
            <text:p>R408</text:p>
          </table:table-cell>
          <table:table-cell table:number-columns-repeated="6"/>
          <table:table-cell office:value-type="string" calcext:value-type="string">
            <text:p>RL 0, 35W41, 7KOHM+-0,1%T25 {RL 0084.4254.00/DRALORIC SMAO207</text:p>
          </table:table-cell>
        </table:table-row>
        <table:table-row table:style-name="ro1">
          <table:table-cell office:value-type="string" calcext:value-type="string">
            <text:p>R409</text:p>
          </table:table-cell>
          <table:table-cell table:number-columns-repeated="6"/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410</text:p>
          </table:table-cell>
          <table:table-cell table:number-columns-repeated="6"/>
          <table:table-cell office:value-type="string" calcext:value-type="string">
            <text:p>RG 1000 OHM+-1%TK100 1206 |RG O006.7271.00]DALE CRCW1206-10 1K F-T</text:p>
          </table:table-cell>
        </table:table-row>
        <table:table-row table:style-name="ro1">
          <table:table-cell office:value-type="string" calcext:value-type="string">
            <text:p>R411</text:p>
          </table:table-cell>
          <table:table-cell table:number-columns-repeated="6"/>
          <table:table-cell office:value-type="string" calcext:value-type="string">
            <text:p>RG 1000 OHM+-1%TK100 1206 |RG 0006.7271.00)DALE CRCW1206-10 1K F-T</text:p>
          </table:table-cell>
        </table:table-row>
        <table:table-row table:style-name="ro1">
          <table:table-cell office:value-type="string" calcext:value-type="string">
            <text:p>R412</text:p>
          </table:table-cell>
          <table:table-cell table:number-columns-repeated="6"/>
          <table:table-cell office:value-type="string" calcext:value-type="string">
            <text:p>RG 15,OKQHM+-1%TK100 1206 {RG 0007.5843.00|DALE CRCW1206-10 15K F-T</text:p>
          </table:table-cell>
        </table:table-row>
        <table:table-row table:style-name="ro1">
          <table:table-cell office:value-type="string" calcext:value-type="string">
            <text:p>R420</text:p>
          </table:table-cell>
          <table:table-cell table:number-columns-repeated="6"/>
          <table:table-cell office:value-type="string" calcext:value-type="string">
            <text:p>RG 1000 OHM+-1%TK100 1206 |RG 0006.7271.00/DALE CRCW1206-10 1K F-T</text:p>
          </table:table-cell>
        </table:table-row>
        <table:table-row table:style-name="ro1">
          <table:table-cell office:value-type="string" calcext:value-type="string">
            <text:p>R421</text:p>
          </table:table-cell>
          <table:table-cell table:number-columns-repeated="6"/>
          <table:table-cell office:value-type="string" calcext:value-type="string">
            <text:p>RG 1O00KOHM+-1%TK100 1206 |RG 0007.1948.00|DALE CRCW1206-10 100K F-T</text:p>
          </table:table-cell>
        </table:table-row>
        <table:table-row table:style-name="ro1">
          <table:table-cell office:value-type="string" calcext:value-type="string">
            <text:p>R427</text:p>
          </table:table-cell>
          <table:table-cell table:number-columns-repeated="6"/>
          <table:table-cell office:value-type="string" calcext:value-type="string">
            <text:p>RG 10 KOHM+-1%TK100 1206 {RG 0007.0793.00]DALE CRCW1206-10 10K F-T</text:p>
          </table:table-cell>
        </table:table-row>
        <table:table-row table:style-name="ro1">
          <table:table-cell office:value-type="string" calcext:value-type="string">
            <text:p>R428</text:p>
          </table:table-cell>
          <table:table-cell table:number-columns-repeated="6"/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429</text:p>
          </table:table-cell>
          <table:table-cell table:number-columns-repeated="6"/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430</text:p>
          </table:table-cell>
          <table:table-cell table:number-columns-repeated="6"/>
          <table:table-cell office:value-type="string" calcext:value-type="string">
            <text:p>RG 100 OHM+-1%TK100 1206 |RG O006.8884.00)|DALE CRCW1206-10 100R F-T</text:p>
          </table:table-cell>
        </table:table-row>
        <table:table-row table:style-name="ro1">
          <table:table-cell office:value-type="string" calcext:value-type="string">
            <text:p>R500</text:p>
          </table:table-cell>
          <table:table-cell table:number-columns-repeated="6"/>
          <table:table-cell office:value-type="string" calcext:value-type="string">
            <text:p>RG 475 OQHM+-1%TK100 1206 |RG 0007.5695.00]DALE CRCW1206-10 475R F-T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table:number-columns-repeated="6"/>
          <table:table-cell office:value-type="string" calcext:value-type="string">
            <text:p>RG 475 OHM+-1%TK100 1206 |RG 0007.5695.00/DALE CRCW1206-10 475R F-T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table:number-columns-repeated="6"/>
          <table:table-cell office:value-type="string" calcext:value-type="string">
            <text:p>RL 0,35W7,68KOHM+-0,1%T25 |RL 0084.2845.00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table:number-columns-repeated="6"/>
          <table:table-cell office:value-type="string" calcext:value-type="string">
            <text:p>RG 4,75KOHM+-1%TK100 1206 |RG 0007.5820.00/DALE CRCW1206-10 4K75 F-T</text:p>
          </table:table-cell>
        </table:table-row>
        <table:table-row table:style-name="ro1">
          <table:table-cell office:value-type="string" calcext:value-type="string">
            <text:p>R504</text:p>
          </table:table-cell>
          <table:table-cell table:number-columns-repeated="6"/>
          <table:table-cell office:value-type="string" calcext:value-type="string">
            <text:p>RG 20,OKOHM+-1%TK100 1206 |RG 0007.5866.00|DALE CRCW1206-10 20K F-T</text:p>
          </table:table-cell>
        </table:table-row>
        <table:table-row table:style-name="ro1">
          <table:table-cell office:value-type="string" calcext:value-type="string">
            <text:p>R505</text:p>
          </table:table-cell>
          <table:table-cell table:number-columns-repeated="6"/>
          <table:table-cell office:value-type="string" calcext:value-type="string">
            <text:p>RL 0O,35W4, 75KOHM+-0, 1%T25 |RL 0084.2445.00/DRALORIC SMA/207/4, 75K-B-E</text:p>
          </table:table-cell>
        </table:table-row>
        <table:table-row table:style-name="ro1">
          <table:table-cell office:value-type="string" calcext:value-type="string">
            <text:p>R506</text:p>
          </table:table-cell>
          <table:table-cell table:number-columns-repeated="6"/>
          <table:table-cell office:value-type="string" calcext:value-type="string">
            <text:p>RG 15,OKOHM+-1%TK100 1206 |RG 0007.5843.00/] DALE CRCW1206-10 15K F-T</text:p>
          </table:table-cell>
        </table:table-row>
        <table:table-row table:style-name="ro1">
          <table:table-cell office:value-type="string" calcext:value-type="string">
            <text:p>R507</text:p>
          </table:table-cell>
          <table:table-cell table:number-columns-repeated="6"/>
          <table:table-cell office:value-type="string" calcext:value-type="string">
            <text:p>RG 15,OKOHM+-1%TK100 1206 |RG 0007.5843.00]DALE CRCW1206-10 15K F-T</text:p>
          </table:table-cell>
        </table:table-row>
        <table:table-row table:style-name="ro1">
          <table:table-cell office:value-type="string" calcext:value-type="string">
            <text:p>R508</text:p>
          </table:table-cell>
          <table:table-cell table:number-columns-repeated="6"/>
          <table:table-cell office:value-type="string" calcext:value-type="string">
            <text:p>RG 274 OHM+-1%TK100 1206 |RG 0007.5637.00|DALE CRCW1206-10 274R F-T</text:p>
          </table:table-cell>
        </table:table-row>
        <table:table-row table:style-name="ro1">
          <table:table-cell office:value-type="string" calcext:value-type="string">
            <text:p>R509</text:p>
          </table:table-cell>
          <table:table-cell table:number-columns-repeated="6"/>
          <table:table-cell office:value-type="string" calcext:value-type="string">
            <text:p>RG 1,5 KOHM+-1%TK100 1206 |RG 0007.5714.00|DALE CRCW1206-10 1K5 F-T</text:p>
          </table:table-cell>
        </table:table-row>
        <table:table-row table:style-name="ro1">
          <table:table-cell office:value-type="string" calcext:value-type="string">
            <text:p>R510</text:p>
          </table:table-cell>
          <table:table-cell table:number-columns-repeated="6"/>
          <table:table-cell office:value-type="string" calcext:value-type="string">
            <text:p>RG 100 OHM+-1%TK100 1206 |RG O006.8884.00}DALE CRCW1206-10 100R F-T</text:p>
          </table:table-cell>
        </table:table-row>
        <table:table-row table:style-name="ro1">
          <table:table-cell office:value-type="string" calcext:value-type="string">
            <text:p>R511</text:p>
          </table:table-cell>
          <table:table-cell table:number-columns-repeated="6"/>
          <table:table-cell office:value-type="string" calcext:value-type="string">
            <text:p>RG 10 KOHM+-1%TK100 1206 |RG 0007.0793.00]DALE CRCW1206-10 10K F-T</text:p>
          </table:table-cell>
        </table:table-row>
        <table:table-row table:style-name="ro1">
          <table:table-cell office:value-type="string" calcext:value-type="string">
            <text:p>R512</text:p>
          </table:table-cell>
          <table:table-cell table:number-columns-repeated="6"/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13</text:p>
          </table:table-cell>
          <table:table-cell table:number-columns-repeated="6"/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517</text:p>
          </table:table-cell>
          <table:table-cell table:number-columns-repeated="6"/>
          <table:table-cell office:value-type="string" calcext:value-type="string">
            <text:p>RG 100KOHM+-1%TK100 1206 {RG 0007. 1948.00])DALE CRCW1206-10 100K F-T</text:p>
          </table:table-cell>
        </table:table-row>
        <table:table-row table:style-name="ro1">
          <table:table-cell office:value-type="string" calcext:value-type="string">
            <text:p>R518</text:p>
          </table:table-cell>
          <table:table-cell table:number-columns-repeated="6"/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table:number-columns-repeated="6"/>
          <table:table-cell office:value-type="string" calcext:value-type="string">
            <text:p>RG 22,1 OHM+-1%TK100 1206 |RG 0007.5489.00] DALE CRW1206-10 22R1 F-T</text:p>
          </table:table-cell>
        </table:table-row>
        <table:table-row table:style-name="ro1">
          <table:table-cell office:value-type="string" calcext:value-type="string">
            <text:p>R523</text:p>
          </table:table-cell>
          <table:table-cell table:number-columns-repeated="6"/>
          <table:table-cell office:value-type="string" calcext:value-type="string">
            <text:p>RG 20,OKOHM+-1%TK100 1206 |RG 0007.5866.00/ DALE CRCW1206-10 20K F-T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table:number-columns-repeated="6"/>
          <table:table-cell office:value-type="string" calcext:value-type="string">
            <text:p>RG 2,0 KOHM+-1%TK100 1206 {RG 0007.5737.00/DALE CRCW1206-10 2K F-T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table:number-columns-repeated="6"/>
          <table:table-cell office:value-type="string" calcext:value-type="string">
            <text:p>RG 2,43KOHM+-1%TK100 1206 |RG 0007.5750.00|DALE CRCW1206-10 2K43 F-T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table:number-columns-repeated="6"/>
          <table:table-cell office:value-type="string" calcext:value-type="string">
            <text:p>RG 1,62KOHM+-1%TK100 1206 {RG 0006.9997.00]DALE CRCW1206-10 1K62 F-T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table:number-columns-repeated="6"/>
          <table:table-cell office:value-type="string" calcext:value-type="string">
            <text:p>RG 1000 OHM+-1%TK100 1206 |RG 0006.7271.00] DALE CRCW1206-10 1K F-T</text:p>
          </table:table-cell>
        </table:table-row>
        <table:table-row table:style-name="ro1">
          <table:table-cell office:value-type="string" calcext:value-type="string">
            <text:p>R528</text:p>
          </table:table-cell>
          <table:table-cell table:number-columns-repeated="6"/>
          <table:table-cell office:value-type="string" calcext:value-type="string">
            <text:p>RG 5,62KOHM+-1%TK100 1206 |RG 0007.0735.00]DALE CRCW1206-10 5K62 F-T</text:p>
          </table:table-cell>
        </table:table-row>
        <table:table-row table:style-name="ro1">
          <table:table-cell office:value-type="string" calcext:value-type="string">
            <text:p>R529</text:p>
          </table:table-cell>
          <table:table-cell table:number-columns-repeated="6"/>
          <table:table-cell office:value-type="string" calcext:value-type="string">
            <text:p>RG 7,5KOHM+-1%TK100 1206 |RG 0007.0764.00|DALE CRCW1206-10 7K50 F-T</text:p>
          </table:table-cell>
        </table:table-row>
        <table:table-row table:style-name="ro1">
          <table:table-cell office:value-type="string" calcext:value-type="string">
            <text:p>R530</text:p>
          </table:table-cell>
          <table:table-cell table:number-columns-repeated="6"/>
          <table:table-cell office:value-type="string" calcext:value-type="string">
            <text:p>RG 2,21KOHM+-1%TK100 1206 |RG O0007.5743.00] DALE CRCW1206-10 2K21 F-T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table:number-columns-repeated="6"/>
          <table:table-cell office:value-type="string" calcext:value-type="string">
            <text:p>RG 2,21KOHM+-1%TK100 1206 {RG 0007.5743.00]DALE CRCW1206-10 2K21 F-T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table:number-columns-repeated="6"/>
          <table:table-cell office:value-type="string" calcext:value-type="string">
            <text:p>RG 3,92KOHM+-1%TK100 1206 |RG 0007.5808.00|DALE CRCW1206-10 3K92 F-T</text:p>
          </table:table-cell>
        </table:table-row>
        <table:table-row table:style-name="ro1">
          <table:table-cell office:value-type="string" calcext:value-type="string">
            <text:p>R533</text:p>
          </table:table-cell>
          <table:table-cell table:number-columns-repeated="6"/>
          <table:table-cell office:value-type="string" calcext:value-type="string">
            <text:p>RG 3,92KOHM+-1%TK100 1206 |RG 0007.5808.00]DALE CRCW1206-10 3K92 F-T</text:p>
          </table:table-cell>
        </table:table-row>
        <table:table-row table:style-name="ro1">
          <table:table-cell office:value-type="string" calcext:value-type="string">
            <text:p>R534</text:p>
          </table:table-cell>
          <table:table-cell table:number-columns-repeated="6"/>
          <table:table-cell office:value-type="string" calcext:value-type="string">
            <text:p>RG 10 KOHM+-1%TK100 1206 |RG 0007.0793.00)DALE CRCW1206-10 10K F-T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table:number-columns-repeated="6"/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table:number-columns-repeated="6"/>
          <table:table-cell office:value-type="string" calcext:value-type="string">
            <text:p>RG 47,5KOHM+-1%TK100 1206 |RG 0007.5950.00| DALE CRCW1206-10 47K5 F-T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table:number-columns-repeated="6"/>
          <table:table-cell office:value-type="string" calcext:value-type="string">
            <text:p>RG 562 OHM+-1%TK100 1206 {RG O006.9068.00| DALE CRCW1206-10 562R F-T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table:number-columns-repeated="6"/>
          <table:table-cell office:value-type="string" calcext:value-type="string">
            <text:p>RG 33, 2KOHM+-1%TK100 1206 |RG 0007.5914.00|DALE CRCW1206-10 33K2 F-T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table:number-columns-repeated="6"/>
          <table:table-cell office:value-type="string" calcext:value-type="string">
            <text:p>RG 2,74KOHM+-1%TK100 1206 [RG 0007.5766.00|DALE CRCW1206-10 2K74 F-T</text:p>
          </table:table-cell>
        </table:table-row>
        <table:table-row table:style-name="ro1">
          <table:table-cell office:value-type="string" calcext:value-type="string">
            <text:p>R540</text:p>
          </table:table-cell>
          <table:table-cell table:number-columns-repeated="6"/>
          <table:table-cell office:value-type="string" calcext:value-type="string">
            <text:p>RG 2,74KOHM+-1%TK100 1206 {RG 0007.5766.00|DALE CRCW1206-10 2K74 F-T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table:number-columns-repeated="6"/>
          <table:table-cell office:value-type="string" calcext:value-type="string">
            <text:p>RG 4, 75KOHM+-1%TK100 1206 |RG 0007.5820.00)DALE CRCW1206-10 4K75 F-T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table:number-columns-repeated="6"/>
          <table:table-cell office:value-type="string" calcext:value-type="string">
            <text:p>RG 475 OHM+-1%TK100 1206 |IRG 0007.5695.00|DALE CRCW1206-10 475R F-T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6"/>
          <table:table-cell office:value-type="string" calcext:value-type="string">
            <text:p>AD BAS32 75V UDI |AD 0006.7288.00]PHILIPS-CO BAS32</text:p>
          </table:table-cell>
        </table:table-row>
        <table:table-row table:style-name="ro1">
          <table:table-cell office:value-type="string" calcext:value-type="string">
            <text:p>V21</text:p>
          </table:table-cell>
          <table:table-cell table:number-columns-repeated="6"/>
          <table:table-cell office:value-type="string" calcext:value-type="string">
            <text:p>AK BC850B N 45V 200MA AK 0007.7969.00|PHILIPS-CO BC850B</text:p>
          </table:table-cell>
        </table:table-row>
        <table:table-row table:style-name="ro1">
          <table:table-cell office:value-type="string" calcext:value-type="string">
            <text:p>V300</text:p>
          </table:table-cell>
          <table:table-cell table:number-columns-repeated="6"/>
          <table:table-cell office:value-type="string" calcext:value-type="string">
            <text:p>AK BC860B P 45V 200MA AK 0007.7975.00 |MOTOROLA BCB6OB LT1</text:p>
          </table:table-cell>
        </table:table-row>
        <table:table-row table:style-name="ro1">
          <table:table-cell office:value-type="string" calcext:value-type="string">
            <text:p>V304</text:p>
          </table:table-cell>
          <table:table-cell table:number-columns-repeated="6"/>
          <table:table-cell office:value-type="string" calcext:value-type="string">
            <text:p>AM J105 N~D 25V JFET 1030.9377-.O0|SILICONIX J105</text:p>
          </table:table-cell>
        </table:table-row>
        <table:table-row table:style-name="ro1">
          <table:table-cell office:value-type="string" calcext:value-type="string">
            <text:p>V305</text:p>
          </table:table-cell>
          <table:table-cell table:number-columns-repeated="6"/>
          <table:table-cell office:value-type="string" calcext:value-type="string">
            <text:p>AM SST 108 N-D 25V JFET 6007 .3949.O00/SILICONIX SST108</text:p>
          </table:table-cell>
        </table:table-row>
        <table:table-row table:style-name="ro1">
          <table:table-cell office:value-type="string" calcext:value-type="string">
            <text:p>V306</text:p>
          </table:table-cell>
          <table:table-cell table:number-columns-repeated="6"/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307</text:p>
          </table:table-cell>
          <table:table-cell table:number-columns-repeated="6"/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308</text:p>
          </table:table-cell>
          <table:table-cell table:number-columns-repeated="6"/>
          <table:table-cell office:value-type="string" calcext:value-type="string">
            <text:p>AM 2N5432 N-D 25V JFET AM 0296.8700.00|SILICONIX 2N5432</text:p>
          </table:table-cell>
        </table:table-row>
        <table:table-row table:style-name="ro1">
          <table:table-cell office:value-type="string" calcext:value-type="string">
            <text:p>V309</text:p>
          </table:table-cell>
          <table:table-cell table:number-columns-repeated="6"/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6"/>
          <table:table-cell office:value-type="string" calcext:value-type="string">
            <text:p>16 AK BC850B N 45V 200MA AK 0007.7969.00/PHILIPS-CO BC850B</text:p>
          </table:table-cell>
        </table:table-row>
        <table:table-row table:style-name="ro1">
          <table:table-cell office:value-type="string" calcext:value-type="string">
            <text:p>V311</text:p>
          </table:table-cell>
          <table:table-cell table:number-columns-repeated="6"/>
          <table:table-cell office:value-type="string" calcext:value-type="string">
            <text:p>AD BAV70 7OV DUO UDI 0007 .9278.00}PHILIPS-CO BAV70</text:p>
          </table:table-cell>
        </table:table-row>
        <table:table-row table:style-name="ro1">
          <table:table-cell office:value-type="string" calcext:value-type="string">
            <text:p>V313</text:p>
          </table:table-cell>
          <table:table-cell table:number-columns-repeated="6"/>
          <table:table-cell office:value-type="string" calcext:value-type="string">
            <text:p>AD BAV70 7OV DUO UDI 0007 .9278.00/}PHILIPS-CO BAV70</text:p>
          </table:table-cell>
        </table:table-row>
        <table:table-row table:style-name="ro1">
          <table:table-cell office:value-type="string" calcext:value-type="string">
            <text:p>V314</text:p>
          </table:table-cell>
          <table:table-cell table:number-columns-repeated="6"/>
          <table:table-cell office:value-type="string" calcext:value-type="string">
            <text:p>AD BAVS9 7OV DUO UDI |AD 0911.0092.00|/PHILIPS-CO BAVg9</text:p>
          </table:table-cell>
        </table:table-row>
        <table:table-row table:style-name="ro1">
          <table:table-cell office:value-type="string" calcext:value-type="string">
            <text:p>V315</text:p>
          </table:table-cell>
          <table:table-cell table:number-columns-repeated="6"/>
          <table:table-cell office:value-type="string" calcext:value-type="string">
            <text:p>AK BC860B P 45V 200MA AK 0007 .7975.00;MOTOROLA BCB860B LT1</text:p>
          </table:table-cell>
        </table:table-row>
        <table:table-row table:style-name="ro1">
          <table:table-cell office:value-type="string" calcext:value-type="string">
            <text:p>V400</text:p>
          </table:table-cell>
          <table:table-cell table:number-columns-repeated="6"/>
          <table:table-cell office:value-type="string" calcext:value-type="string">
            <text:p>AK BC860B P 45V 200MA AK 0007 .7975.00}MOTOROLA BC860B LT1</text:p>
          </table:table-cell>
        </table:table-row>
        <table:table-row table:style-name="ro1">
          <table:table-cell office:value-type="string" calcext:value-type="string">
            <text:p>V404</text:p>
          </table:table-cell>
          <table:table-cell table:number-columns-repeated="6"/>
          <table:table-cell office:value-type="string" calcext:value-type="string">
            <text:p>AM J105 N-D 25V JFET 1030.9377.O00|SILICONIX J105</text:p>
          </table:table-cell>
        </table:table-row>
        <table:table-row table:style-name="ro1">
          <table:table-cell office:value-type="string" calcext:value-type="string">
            <text:p>V405</text:p>
          </table:table-cell>
          <table:table-cell table:number-columns-repeated="6"/>
          <table:table-cell office:value-type="string" calcext:value-type="string">
            <text:p>AM SST108 N-D 25V JFET 6007 .3949.O00|SILICONIX SST108</text:p>
          </table:table-cell>
        </table:table-row>
        <table:table-row table:style-name="ro1">
          <table:table-cell office:value-type="string" calcext:value-type="string">
            <text:p>V406</text:p>
          </table:table-cell>
          <table:table-cell table:number-columns-repeated="6"/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7</text:p>
          </table:table-cell>
          <table:table-cell table:number-columns-repeated="6"/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8</text:p>
          </table:table-cell>
          <table:table-cell table:number-columns-repeated="6"/>
          <table:table-cell office:value-type="string" calcext:value-type="string">
            <text:p>AM 2N5432 N-D 25V JFET AM 0296.8700.00;SILICONIX 2N5432</text:p>
          </table:table-cell>
        </table:table-row>
        <table:table-row table:style-name="ro1">
          <table:table-cell office:value-type="string" calcext:value-type="string">
            <text:p>V409</text:p>
          </table:table-cell>
          <table:table-cell table:number-columns-repeated="6"/>
          <table:table-cell office:value-type="string" calcext:value-type="string">
            <text:p>AM 2N5432 N-D 25V JFET AM 0296.8700.00;}SILICONIX 2N5432</text:p>
          </table:table-cell>
        </table:table-row>
        <table:table-row table:style-name="ro1">
          <table:table-cell office:value-type="string" calcext:value-type="string">
            <text:p>V410</text:p>
          </table:table-cell>
          <table:table-cell table:number-columns-repeated="6"/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502</text:p>
          </table:table-cell>
          <table:table-cell table:number-columns-repeated="6"/>
          <table:table-cell office:value-type="string" calcext:value-type="string">
            <text:p>AM BSR56 N-D 40V JFET |AM 0007.3111.00]PHILIPS-CO BSR56</text:p>
          </table:table-cell>
        </table:table-row>
        <table:table-row table:style-name="ro1">
          <table:table-cell office:value-type="string" calcext:value-type="string">
            <text:p>V503</text:p>
          </table:table-cell>
          <table:table-cell table:number-columns-repeated="6"/>
          <table:table-cell office:value-type="string" calcext:value-type="string">
            <text:p>AM BSR56 N-D 40V JFET |}|AM 0007.3111.00|/PHILIPS-CO BSR56</text:p>
          </table:table-cell>
        </table:table-row>
        <table:table-row table:style-name="ro1">
          <table:table-cell office:value-type="string" calcext:value-type="string">
            <text:p>V504</text:p>
          </table:table-cell>
          <table:table-cell table:number-columns-repeated="6"/>
          <table:table-cell office:value-type="string" calcext:value-type="string">
            <text:p>AM 2N4856A N-D 40V JFET 0262. 4082.00 |MOTOROLA</text:p>
          </table:table-cell>
        </table:table-row>
        <table:table-row table:style-name="ro1">
          <table:table-cell office:value-type="string" calcext:value-type="string">
            <text:p>V505</text:p>
          </table:table-cell>
          <table:table-cell table:number-columns-repeated="6"/>
          <table:table-cell office:value-type="string" calcext:value-type="string">
            <text:p>AK BC850B N 45V 200MA AK 0007.7969.00/PHILIPS-CO BC850B</text:p>
          </table:table-cell>
        </table:table-row>
        <table:table-row table:style-name="ro1">
          <table:table-cell office:value-type="string" calcext:value-type="string">
            <text:p>V506</text:p>
          </table:table-cell>
          <table:table-cell table:number-columns-repeated="6"/>
          <table:table-cell office:value-type="string" calcext:value-type="string">
            <text:p>AK BC8S0B N 45V 200MA AK 0007 .7969.00|PHILIPS-CO BC850B</text:p>
          </table:table-cell>
        </table:table-row>
        <table:table-row table:style-name="ro1">
          <table:table-cell office:value-type="string" calcext:value-type="string">
            <text:p>V507</text:p>
          </table:table-cell>
          <table:table-cell table:number-columns-repeated="6"/>
          <table:table-cell office:value-type="string" calcext:value-type="string">
            <text:p>AK BC860B P 45V 200MA AK 0007.7975.00/MOTOROLA BCB860B LT1</text:p>
          </table:table-cell>
        </table:table-row>
        <table:table-row table:style-name="ro1">
          <table:table-cell office:value-type="string" calcext:value-type="string">
            <text:p>V508</text:p>
          </table:table-cell>
          <table:table-cell table:number-columns-repeated="6"/>
          <table:table-cell office:value-type="string" calcext:value-type="string">
            <text:p>AK BC860B P 45V 200MA AK 0007.7975.00|}MOTOROLA BC860B LT1</text:p>
          </table:table-cell>
        </table:table-row>
        <table:table-row table:style-name="ro1">
          <table:table-cell office:value-type="string" calcext:value-type="string">
            <text:p>V510</text:p>
          </table:table-cell>
          <table:table-cell table:number-columns-repeated="6"/>
          <table:table-cell office:value-type="string" calcext:value-type="string">
            <text:p>AM 2N4092 N-D 40V JFET AM 0010.8791.00/INTERSIL 2N4092</text:p>
          </table:table-cell>
        </table:table-row>
        <table:table-row table:style-name="ro1">
          <table:table-cell office:value-type="string" calcext:value-type="string">
            <text:p>V511</text:p>
          </table:table-cell>
          <table:table-cell table:number-columns-repeated="6"/>
          <table:table-cell office:value-type="string" calcext:value-type="string">
            <text:p>AD BAV70 7OV DUO UDI 0007 .9278.00|PHILIPS-CO BAV70</text:p>
          </table:table-cell>
        </table:table-row>
        <table:table-row table:style-name="ro1">
          <table:table-cell office:value-type="string" calcext:value-type="string">
            <text:p>V512</text:p>
          </table:table-cell>
          <table:table-cell table:number-columns-repeated="6"/>
          <table:table-cell office:value-type="string" calcext:value-type="string">
            <text:p>AM 2N4856A N-D 40V JFET 0262 .4082.00;MOTOROLA</text:p>
          </table:table-cell>
        </table:table-row>
        <table:table-row table:style-name="ro1">
          <table:table-cell office:value-type="string" calcext:value-type="string">
            <text:p>V513</text:p>
          </table:table-cell>
          <table:table-cell table:number-columns-repeated="6"/>
          <table:table-cell office:value-type="string" calcext:value-type="string">
            <text:p>AD BAVS9 7OV DUO UDI |AD 0911.0092.00}/PHILIPS-CO BAVS9</text:p>
          </table:table-cell>
        </table:table-row>
        <table:table-row table:style-name="ro1">
          <table:table-cell office:value-type="string" calcext:value-type="string">
            <text:p>V514</text:p>
          </table:table-cell>
          <table:table-cell table:number-columns-repeated="6"/>
          <table:table-cell office:value-type="string" calcext:value-type="string">
            <text:p>AD BAV39 70V DUO UDI JAD 0911.0092.00]PHILIPS-CO BAV9S</text:p>
          </table:table-cell>
        </table:table-row>
        <table:table-row table:style-name="ro1">
          <table:table-cell office:value-type="string" calcext:value-type="string">
            <text:p>V515</text:p>
          </table:table-cell>
          <table:table-cell table:number-columns-repeated="6"/>
          <table:table-cell office:value-type="string" calcext:value-type="string">
            <text:p>AD BAV99 7OV DUO UDI jAD 0911.0092.00]PHILIPS-CO BAVS9</text:p>
          </table:table-cell>
        </table:table-row>
        <table:table-row table:style-name="ro1">
          <table:table-cell office:value-type="string" calcext:value-type="string">
            <text:p>V516</text:p>
          </table:table-cell>
          <table:table-cell table:number-columns-repeated="6"/>
          <table:table-cell office:value-type="string" calcext:value-type="string">
            <text:p>AE BZX55/B7V5 o,5W ZDI AE 0349.3041.00|PHILIPS-CO BZX79/B7V5</text:p>
          </table:table-cell>
        </table:table-row>
        <table:table-row table:style-name="ro1">
          <table:table-cell office:value-type="string" calcext:value-type="string">
            <text:p>V537</text:p>
          </table:table-cell>
          <table:table-cell table:number-columns-repeated="6"/>
          <table:table-cell office:value-type="string" calcext:value-type="string">
            <text:p>AD BAS32 75V UDI |AD 0006.7288.00|PHILIPS-CO BAS32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6"/>
          <table:table-cell office:value-type="string" calcext:value-type="string">
            <text:p>FP STECKERLEISTE 32P.KURZ |FP 0008.5724.00)PANDUIT 100-332-033B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FP STIFTLEISTE 36P.R2,54 FP Q242.3600.00|BINDER 742-11-0179-00-36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6"/>
          <table:table-cell office:value-type="string" calcext:value-type="string">
            <text:p>FP STIFTLEISTE 36P.R2,54 FP 0242.3600.00/BINDER 742-11-0179~-00-36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6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6"/>
          <table:table-cell office:value-type="string" calcext:value-type="string">
            <text:p>FP STIFTLEISTE 36P.R2,54 FP 0242.3600.00|BINDER 742-11-0179-00-36</text:p>
          </table:table-cell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6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6"/>
          <table:table-cell office:value-type="string" calcext:value-type="string">
            <text:p>FP STIFTLEISTE 36P.R2,54 FP 0242.3600.00|BINDER 742-11-0179-00~-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0T09:15:24.900005417</dc:date>
    <dc:creator>Peter Turczak</dc:creator>
    <meta:editing-duration>PT18M20S</meta:editing-duration>
    <meta:editing-cycles>5</meta:editing-cycles>
    <meta:generator>LibreOffice/24.2.7.2$Linux_X86_64 LibreOffice_project/420$Build-2</meta:generator>
    <meta:document-statistic meta:table-count="1" meta:cell-count="600" meta:object-count="0"/>
  </office:meta>
</office:document-meta>
</file>